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style:text-underline-style="none" fo:font-weight="normal" officeooo:rsid="00406412" officeooo:paragraph-rsid="00406412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officeooo:paragraph-rsid="002e61a6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3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3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3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874089c3-7fff-b4f2-d4a4-fb9a77642bbb"/><text:span text:style-name="T12">Shadow Stalker</text:span><text:span text:style-name="T11"> </text:span></text:p>
      <text:p text:style-name="P7">SHADOW STALKER</text:p>
      <text:p text:style-name="P1"/>
      <text:p text:style-name="P2">Notes</text:p>
      <text:p text:style-name="P3"/>
      <text:p text:style-name="P13"><text:span text:style-name="T4">B</text:span><text:span text:style-name="T3">ugs</text:span></text:p>
      <text:p text:style-name="P10"/>
      <text:list xml:id="list3675144818" text:style-name="L1">
        <text:list-item>
          <text:p text:style-name="P34">Fix waterfall <text:span text:style-name="T16">design...</text:span><text:span text:style-name="T17">lower it</text:span></text:p>
        </text:list-item>
        <text:list-item>
          <text:p text:style-name="P33">Keys respawning on level load</text:p>
        </text:list-item>
        <text:list-item>
          <text:p text:style-name="P36"><text:span text:style-name="T9">Player doesn’t die when </text:span><text:span text:style-name="T10">the lantern goes out. Works in other contexts.</text:span></text:p>
        </text:list-item>
        <text:list-item>
          <text:p text:style-name="P39"><text:span text:style-name="T10">B</text:span><text:span text:style-name="T8">ackground in town changes color with lantern scale.</text:span></text:p>
        </text:list-item>
        <text:list-item>
          <text:p text:style-name="P14">Cave tileset has spaces in certain circumstances (maybe not fix?)</text:p>
        </text:list-item>
        <text:list-item>
          <text:p text:style-name="P15">Player dying set in level controller not working.</text:p>
        </text:list-item>
        <text:list-item>
          <text:p text:style-name="P16">Entering church area can cause player to pop into the air</text:p>
        </text:list-item>
        <text:list-item>
          <text:p text:style-name="P17">Player able to jump/duck before lift is at the bottom</text:p>
        </text:list-item>
      </text:list>
      <text:p text:style-name="P9"/>
      <text:p text:style-name="P11"><text:span text:style-name="T1">T</text:span><text:span text:style-name="T2">o Do</text:span></text:p>
      <text:p text:style-name="P4"/>
      <text:list xml:id="list3212710946" text:style-name="L2">
        <text:list-item>
          <text:p text:style-name="P18">Clean code and comment</text:p>
        </text:list-item>
        <text:list-item>
          <text:p text:style-name="P19">Keep level loaded in memory when in the save room to increase performance when leaving it.</text:p>
        </text:list-item>
        <text:list-item>
          <text:p text:style-name="P35">Make the fog on the town level smaller</text:p>
        </text:list-item>
        <text:list-item>
          <text:p text:style-name="P37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0">Pages for Necronomicon</text:p>
        </text:list-item>
        <text:list-item>
          <text:p text:style-name="P21">Level load times.</text:p>
        </text:list-item>
        <text:list-item>
          <text:p text:style-name="P22"><text:span text:style-name="T13">Level transition animatio</text:span><text:span text:style-name="T15">n</text:span></text:p>
        </text:list-item>
        <text:list-item>
          <text:p text:style-name="P27">Background fade to black as lantern goes out</text:p>
        </text:list-item>
        <text:list-item>
          <text:p text:style-name="P23">Player dying <text:span text:style-name="T14">and reloading (save point?)</text:span></text:p>
        </text:list-item>
        <text:list-item>
          <text:p text:style-name="P28">Additional play animations (waking up at start of game)</text:p>
        </text:list-item>
        <text:list-item>
          <text:p text:style-name="P28">Madness effects (chromatic aberration), <text:span text:style-name="T13">illusions, </text:span><text:span text:style-name="T14">sounds of whispering</text:span></text:p>
        </text:list-item>
        <text:list-item>
          <text:p text:style-name="P29">Lift being at the bottom if the player enters from the town. </text:p>
        </text:list-item>
        <text:list-item>
          <text:p text:style-name="P28">Weather</text:p>
        </text:list-item>
        <text:list-item>
          <text:p text:style-name="P23">Multi-level puzzles</text:p>
        </text:list-item>
        <text:list-item>
          <text:p text:style-name="P23">Flashlight on/off</text:p>
        </text:list-item>
        <text:list-item>
          <text:p text:style-name="P23">Church holds the sun relic. This is the goal for the player and ends the game when obtained. It requires 5 pieces 6 with the inner circle?</text:p>
        </text:list-item>
        <text:list-item>
          <text:p text:style-name="P23">Player able to switch between no light, flashlight, and lantern. Lantern for short range. Flashlight for long range</text:p>
        </text:list-item>
        <text:list-item>
          <text:p text:style-name="P23"><text:soft-page-break/>Glimpses of the “monsters”</text:p>
        </text:list-item>
        <text:list-item>
          <text:p text:style-name="P31">Player death (random times<text:span text:style-name="T15">)</text:span></text:p>
        </text:list-item>
        <text:list-item>
          <text:p text:style-name="P21">Conveyors</text:p>
        </text:list-item>
        <text:list-item>
          <text:p text:style-name="P32">Flickering light</text:p>
        </text:list-item>
      </text:list>
      <text:p text:style-name="P1"/>
      <text:p text:style-name="P8">HUD</text:p>
      <text:list xml:id="list4247265183" text:style-name="L3">
        <text:list-item>
          <text:p text:style-name="P24">In the pause menu?</text:p>
        </text:list-item>
        <text:list-item>
          <text:p text:style-name="P24">Battery power indicator for flashlight</text:p>
        </text:list-item>
        <text:list-item>
          <text:p text:style-name="P24">Candle indicator for lantern</text:p>
        </text:list-item>
        <text:list-item>
          <text:p text:style-name="P24">Keys/relics the player has</text:p>
        </text:list-item>
      </text:list>
      <text:p text:style-name="P1"/>
      <text:p text:style-name="P8">Levels</text:p>
      <text:list xml:id="list85633110" text:style-name="L4">
        <text:list-item>
          <text:p text:style-name="P25">Town</text:p>
        </text:list-item>
        <text:list-item>
          <text:p text:style-name="P25">Church (Sun relic)</text:p>
        </text:list-item>
        <text:list-item>
          <text:p text:style-name="P38"><text:span text:style-name="T5">Cave</text:span><text:span text:style-name="T6">s</text:span></text:p>
        </text:list-item>
        <text:list-item>
          <text:p text:style-name="P25">Mountain (snow)</text:p>
        </text:list-item>
        <text:list-item>
          <text:p text:style-name="P25">Forest (with sporadic cabins)</text:p>
        </text:list-item>
        <text:list-item>
          <text:p text:style-name="P25">Bell tower</text:p>
        </text:list-item>
        <text:list-item>
          <text:p text:style-name="P25">Graveyard/mausoleum</text:p>
        </text:list-item>
        <text:list-item>
          <text:p text:style-name="P25">Swamp</text:p>
        </text:list-item>
        <text:list-item>
          <text:p text:style-name="P25">Bridge </text:p>
        </text:list-item>
      </text:list>
      <text:p text:style-name="P1"/>
      <text:p text:style-name="P8">Puzzles/Level Design</text:p>
      <text:list xml:id="list2765324536" text:style-name="L5">
        <text:list-item>
          <text:p text:style-name="P26">Collect scrolls to unlock Sun key piece</text:p>
        </text:list-item>
        <text:list-item>
          <text:p text:style-name="P26">Find a lever that opens the cave<text:span text:style-name="T15">s</text:span></text:p>
        </text:list-item>
        <text:list-item>
          <text:p text:style-name="P30">Church door locked by sun shards and the inside to have the puzzle for the Necronomicon scrolls?</text:p>
        </text:list-item>
      </text:list>
      <text:p text:style-name="P1"/>
      <text:p text:style-name="P8">Narrative</text:p>
      <text:p text:style-name="P1"/>
      <text:p text:style-name="P6">We became the cogs in our own meat grinder.</text:p>
      <text:p text:style-name="P5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6">...they come for us through the darkness...never the light...</text:p>
      <text:p text:style-name="P6">...light! More light!</text:p>
      <text:p text:style-name="P6">...we have come to call them shadow stalkers...</text:p>
      <text:p text:style-name="P6">...the absence of light draws them out...</text:p>
      <text:p text:style-name="P6"><text:soft-page-break/>...cursed...will the darkness ever end?</text:p>
      <text:p text:style-name="P6">...whatever god or beast we angered...we have paid for it...</text:p>
      <text:p text:style-name="P6">...may the sun, willingly, come and guide us from this fate.</text:p>
      <text:p text:style-name="P6">...we spotted a wrecked ship. Hopes are someone survived and can save us.</text:p>
      <text:p text:style-name="P6">...our records will surpass our lives...and tell the story of a horrible fate.</text:p>
      <text:p text:style-name="P6">...</text:p>
      <text:p text:style-name="P1"/>
      <text:p text:style-name="P6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08T18:42:47.824731260</dc:date>
    <meta:editing-duration>PT9H42M2S</meta:editing-duration>
    <meta:editing-cycles>40</meta:editing-cycles>
    <meta:generator>LibreOffice/6.4.5.2$Linux_X86_64 LibreOffice_project/40$Build-2</meta:generator>
    <meta:document-statistic meta:table-count="0" meta:image-count="0" meta:object-count="0" meta:page-count="3" meta:paragraph-count="72" meta:word-count="489" meta:character-count="2734" meta:non-whitespace-character-count="2357"/>
  </office:meta>
</office:document-meta>
</file>